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9.9366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5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83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7" calcext:value-type="float">
            <text:p>7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10" calcext:value-type="float">
            <text:p>10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 table:number-columns-repeated="1009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 table:number-columns-repeated="1009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3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 table:number-columns-repeated="1009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83"/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10" calcext:value-type="float">
            <text:p>10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4" calcext:value-type="float">
            <text:p>4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0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7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375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5"/>
          <table:table-cell table:number-columns-repeated="1004"/>
        </table:table-row>
        <table:table-row table:style-name="ro1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377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77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covered-table-cell table:style-name="ce377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table-cell table:style-name="ce377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covered-table-cell table:style-name="ce377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53" table:number-columns-repeated="3"/>
          <table:table-cell table:style-name="ce164"/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number-columns-repeated="1009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378" office:value-type="string" calcext:value-type="string" table:number-columns-spanned="4" table:number-rows-spanned="1">
            <text:p>ОУ</text:p>
          </table:table-cell>
          <table:covered-table-cell table:number-columns-repeated="3" table:style-name="ce378"/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1" calcext:value-type="float">
            <text:p>11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83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83"/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JRC4580</text:p>
          </table:table-cell>
          <table:table-cell table:style-name="ce304" office:value-type="string" calcext:value-type="string">
            <text:p>SO-8</text:p>
          </table:table-cell>
          <table:table-cell table:style-name="ce304" office:value-type="float" office:value="10" calcext:value-type="float">
            <text:p>10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8S103F3P6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3" table:number-columns-repeated="4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86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38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0" calcext:value-type="float">
            <text:p>1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2" calcext:value-type="float">
            <text:p>1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86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386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6"/>
          <table:table-cell table:style-name="ce378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78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SN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battery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23:23:49.444460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3-08-05T01:44:27.620526566</dc:date>
    <meta:editing-cycles>149</meta:editing-cycles>
    <meta:editing-duration>P5DT2H12M51S</meta:editing-duration>
    <meta:generator>LibreOffice/7.5.4.2$Linux_X86_64 LibreOffice_project/50$Build-2</meta:generator>
    <meta:document-statistic meta:table-count="1" meta:cell-count="23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